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気がついたら、また牢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お約束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嫌なお約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命があるだけマシ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ここはど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状況から考えれば、赤いカラットか
青いカラットの、どちらかのアジトでは
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赤カラットのアジトは森の奥にあった
小屋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どう見ても小屋の中とは思えませんから、
たぶん青カラットのアジト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あの戦いは青カラット達が制したと
見られ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赤カラットの側近たちって、魔界では
並ぶ者がいないほど強かったんじゃ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はず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青カラットたちがあれほど強力な魔力を
持っているなんて思い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魔界の名家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が発した魔力の波動には、
ちょっと違和感と言います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自然な“ゆらぎ”があったように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らぎ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不安定で、制御しきれて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感じ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張してた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性格には見えなかっ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そんな性格”で悪かったですわね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すの、そのセンスのお欠片もない
呼び方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“蒼麗の歌姫カラット様”とお呼びな
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どう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歌わない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いるってことは、やっぱここは
青カラットのアジト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をどうするつも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来であれば、危険因子である熾天少女など
凍てつく氷に閉じ込めてパンギーニ家の栄光の
証としてお玄関に飾ってさしあげるところ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あの方の要望ですから、今回は実験体
として提供します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借りを作ったままにするのもイヤだ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方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じ、実験体って・・・ど、どういうことですか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まあ！！　おびえきってしまって
かわ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・・・まだ傷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忌々しい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の気高き体に、これほど深いダメージを
刻みこむなど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たちとの戦いには勝ったものの、
ほとんど相討ちに近い決着だった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ますわよ、サッファ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るダジェルバージ家との決戦に備えて
お体力の回復を図らなくてはなり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後のことは、あの人に任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熾天少女のみなさん、ごきげん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流れ星を見かけたら、「赤と青がちゃんと
共倒れになりますように」ってお願いしと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味に陰湿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のままむざむざ実験体とやらにされる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にかして脱出し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いる熾天少女たちの力をすべて一点に
集中させれば、鉄格子を破壊できるかも
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し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それ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、いつものように熾力をうまく発揮
できないん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んなも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わたしもそう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だ？</text:p>
          </table:table-cell>
          <table:table-cell table:style-name="ce0" office:value-type="string">
            <text:p>Map219</text:p>
          </table:table-cell>
          <table:table-cell table:style-name="ce0"/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分から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そのものは持ってるんだけど、何かの
抑制力に邪魔されているみたいな感じ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気絶している間に、体に細工を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？　ど、どこにナニを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安心してください。　体には何もしてい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施設には、熾力に干渉して力を
弱める装置が配備されているだ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へ出てしまえば、従来の力を発揮でき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館長の、助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思い出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ルミィさんが青カラットのアジトに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熾力研究館の地下施設です。
青カラットのアジト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、話が見え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我々は熾力研究館に監禁されていると
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え？　だって、さっき青カラットたちが
・・・ええ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している時間はありません。
私も長くここに居ては怪しまれ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早くここから逃げ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ったく飲み込めないでござ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外に出られるなら、このチャンスを
逃す手はありませ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今はとにかく脱出することを
考え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状況把握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